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-start text:name="__DdeLink__0_2484946287"/>1- Identificador (UID) da tag: <text:bookmark-start text:name="__DdeLink__3_2484946287"/>BE:9A:32:61<text:bookmark-end text:name="__DdeLink__3_2484946287"/></text:p>
      <text:p text:style-name="Preformatted_20_Text">2- Identificador (UID) da tag: <text:bookmark-start text:name="__DdeLink__5_2484946287"/>1E:1B:2A:61<text:bookmark-end text:name="__DdeLink__5_2484946287"/></text:p>
      <text:p text:style-name="Preformatted_20_Text">3- Identificador (UID) da tag: <text:bookmark-start text:name="__DdeLink__7_2484946287"/>6E:C3:37:61<text:bookmark-end text:name="__DdeLink__7_2484946287"/></text:p>
      <text:p text:style-name="Preformatted_20_Text">4- Identificador (UID) da tag: <text:bookmark-start text:name="__DdeLink__9_2484946287"/>DE:11:39:61<text:bookmark-end text:name="__DdeLink__9_2484946287"/></text:p>
      <text:p text:style-name="Preformatted_20_Text">5- Identificador (UID) da tag: <text:bookmark-start text:name="__DdeLink__11_2484946287"/>2E:16:3D:61<text:bookmark-end text:name="__DdeLink__11_2484946287"/></text:p>
      <text:p text:style-name="Preformatted_20_Text">6- Identificador (UID) da tag: <text:bookmark-start text:name="__DdeLink__13_2484946287"/>1E:62:3C:61<text:bookmark-end text:name="__DdeLink__13_2484946287"/></text:p>
      <text:p text:style-name="Preformatted_20_Text">7- Identificador (UID) da tag: <text:bookmark-start text:name="__DdeLink__15_2484946287"/>7E:04:34:61<text:bookmark-end text:name="__DdeLink__15_2484946287"/></text:p>
      <text:p text:style-name="Preformatted_20_Text">8- Identificador (UID) da tag: <text:bookmark-start text:name="__DdeLink__17_2484946287"/>6E:43:3D:61<text:bookmark-end text:name="__DdeLink__17_2484946287"/></text:p>
      <text:p text:style-name="Preformatted_20_Text">9- Identificador (UID) da tag: <text:bookmark-start text:name="__DdeLink__19_2484946287"/>5E:5E:3C:61<text:bookmark-end text:name="__DdeLink__19_2484946287"/></text:p>
      <text:p text:style-name="Preformatted_20_Text">10- Identificador (UID) da tag: <text:bookmark-start text:name="__DdeLink__21_2484946287"/>8E:1D:3D:61<text:bookmark-end text:name="__DdeLink__21_2484946287"/></text:p>
      <text:p text:style-name="Preformatted_20_Text">11- Identificador (UID) da tag: <text:bookmark-start text:name="__DdeLink__23_2484946287"/>CE:E8:3A:61<text:bookmark-end text:name="__DdeLink__23_2484946287"/></text:p>
      <text:p text:style-name="Preformatted_20_Text">12- Identificador (UID) da tag: <text:bookmark-start text:name="__DdeLink__25_2484946287"/>AE:D4:34:61<text:bookmark-end text:name="__DdeLink__25_2484946287"/></text:p>
      <text:p text:style-name="Preformatted_20_Text">13- Identificador (UID) da tag: <text:bookmark-start text:name="__DdeLink__27_2484946287"/>1E:67:2E:61<text:bookmark-end text:name="__DdeLink__27_2484946287"/></text:p>
      <text:p text:style-name="Preformatted_20_Text">14- Identificador (UID) da tag: <text:bookmark-start text:name="__DdeLink__29_2484946287"/>FE:E1:32:61<text:bookmark-end text:name="__DdeLink__29_2484946287"/></text:p>
      <text:p text:style-name="Preformatted_20_Text">15- Identificador (UID) da tag: <text:bookmark-start text:name="__DdeLink__31_2484946287"/>8E:C2:3B:61<text:bookmark-end text:name="__DdeLink__31_2484946287"/><text:bookmark-end text:name="__DdeLink__0_248494628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9T14:03:42.360986687</dc:date>
    <meta:editing-duration>PT5M6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5" meta:word-count="90" meta:character-count="637" meta:non-whitespace-character-count="561"/>
  </office:meta>
</office:document-meta>
</file>